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c010f" officeooo:paragraph-rsid="001c010f"/>
    </style:style>
    <style:style style:name="P2" style:family="paragraph" style:parent-style-name="Standard">
      <style:text-properties officeooo:rsid="001c010f" officeooo:paragraph-rsid="001c5df8"/>
    </style:style>
    <style:style style:name="P3" style:family="paragraph" style:parent-style-name="Standard">
      <style:text-properties officeooo:rsid="001c5df8" officeooo:paragraph-rsid="001c5df8"/>
    </style:style>
    <style:style style:name="P4" style:family="paragraph" style:parent-style-name="Standard">
      <style:text-properties officeooo:rsid="001d2ea0" officeooo:paragraph-rsid="001d2ea0"/>
    </style:style>
    <style:style style:name="P5" style:family="paragraph" style:parent-style-name="Standard">
      <style:text-properties officeooo:rsid="001d2ea0" officeooo:paragraph-rsid="001e12d0"/>
    </style:style>
    <style:style style:name="P6" style:family="paragraph" style:parent-style-name="Standard">
      <style:text-properties officeooo:rsid="001e12d0" officeooo:paragraph-rsid="001e12d0"/>
    </style:style>
    <style:style style:name="P7" style:family="paragraph" style:parent-style-name="Standard">
      <style:text-properties officeooo:rsid="001fd8f4" officeooo:paragraph-rsid="001fd8f4"/>
    </style:style>
    <style:style style:name="P8" style:family="paragraph" style:parent-style-name="Standard">
      <style:text-properties officeooo:rsid="0021c42b" officeooo:paragraph-rsid="0021c42b"/>
    </style:style>
    <style:style style:name="P9" style:family="paragraph" style:parent-style-name="Standard">
      <style:text-properties officeooo:paragraph-rsid="0022b54c"/>
    </style:style>
    <style:style style:name="P10" style:family="paragraph" style:parent-style-name="Standard">
      <style:text-properties officeooo:rsid="00242b39" officeooo:paragraph-rsid="00242b39"/>
    </style:style>
    <style:style style:name="P11" style:family="paragraph" style:parent-style-name="Text_20_body">
      <style:text-properties officeooo:rsid="00242b39" officeooo:paragraph-rsid="00242b39"/>
    </style:style>
    <style:style style:name="P12" style:family="paragraph" style:parent-style-name="Standard" style:list-style-name="L1">
      <style:text-properties officeooo:rsid="001fd8f4" officeooo:paragraph-rsid="001fd8f4"/>
    </style:style>
    <style:style style:name="P13" style:family="paragraph" style:parent-style-name="Standard" style:list-style-name="L2">
      <style:text-properties officeooo:rsid="001fd8f4" officeooo:paragraph-rsid="001fd8f4"/>
    </style:style>
    <style:style style:name="P14" style:family="paragraph" style:parent-style-name="Standard">
      <style:text-properties officeooo:rsid="001fd8f4" officeooo:paragraph-rsid="001fd8f4"/>
    </style:style>
    <style:style style:name="P15" style:family="paragraph" style:parent-style-name="Standard" style:list-style-name="L1">
      <style:text-properties officeooo:rsid="0020315a" officeooo:paragraph-rsid="0020315a"/>
    </style:style>
    <style:style style:name="P16" style:family="paragraph" style:parent-style-name="Standard">
      <style:text-properties officeooo:rsid="001c5df8" officeooo:paragraph-rsid="00277411"/>
    </style:style>
    <style:style style:name="P17" style:family="paragraph" style:parent-style-name="Text_20_body" style:list-style-name="L3"/>
    <style:style style:name="P18" style:family="paragraph" style:parent-style-name="Text_20_body" style:list-style-name="L3">
      <style:paragraph-properties fo:margin-top="0in" fo:margin-bottom="0in" style:contextual-spacing="false"/>
    </style:style>
    <style:style style:name="T1" style:family="text">
      <style:text-properties officeooo:rsid="001c5df8"/>
    </style:style>
    <style:style style:name="T2" style:family="text">
      <style:text-properties officeooo:rsid="001e12d0"/>
    </style:style>
    <style:style style:name="T3" style:family="text">
      <style:text-properties officeooo:rsid="001fd8f4"/>
    </style:style>
    <style:style style:name="T4" style:family="text">
      <style:text-properties officeooo:rsid="0020315a"/>
    </style:style>
    <style:style style:name="T5" style:family="text">
      <style:text-properties officeooo:rsid="00225739"/>
    </style:style>
    <style:style style:name="T6" style:family="text">
      <style:text-properties officeooo:rsid="0022b54c"/>
    </style:style>
    <style:style style:name="T7" style:family="text">
      <style:text-properties officeooo:rsid="001c010f"/>
    </style:style>
    <style:style style:name="T8" style:family="text">
      <style:text-properties officeooo:rsid="00235232"/>
    </style:style>
    <style:style style:name="T9" style:family="text">
      <style:text-properties officeooo:rsid="00242b39"/>
    </style:style>
    <style:style style:name="T10" style:family="text">
      <style:text-properties officeooo:rsid="00277411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text:span text:style-name="T4">An Opinion on: <text:s/>Automatic Parsing of Your Config</text:span><text:span text:style-name="T6">uration</text:span><text:span text:style-name="T4"> File, </text:span>Use <text:span text:style-name="T4">P</text:span>ython <text:span text:style-name="T4">Alone</text:span></text:p>
      <text:p text:style-name="P1"/>
      <text:p text:style-name="P9"><text:span text:style-name="T7">I should preface this opinion by noting </text:span><text:span text:style-name="T10">the use case</text:span><text:span text:style-name="T4"> of my application</text:span><text:span text:style-name="T7">. <text:s/></text:span><text:span text:style-name="T10">I</text:span><text:span text:style-name="T7">t is for a user ( often me ) who know</text:span><text:span text:style-name="T2">s</text:span><text:span text:style-name="T7"> Python and can be trusted with the </text:span><text:span text:style-name="T1">security of the system</text:span><text:span text:style-name="T7">. <text:s/>For this type of user they may well know Python better than </text:span><text:span text:style-name="T6">TOML</text:span><text:span text:style-name="T7">, </text:span>JSON<text:span text:style-name="T7">, XML…. <text:s/>So </text:span><text:span text:style-name="T5">in these cases the </text:span><text:span text:style-name="T7">solution is simple: use Python to parse your <text:s/>parameter file by writing </text:span><text:span text:style-name="T4">the config</text:span><text:span text:style-name="T6">uration</text:span><text:span text:style-name="T4"> file</text:span><text:span text:style-name="T7"> in Python.</text:span></text:p>
      <text:p text:style-name="P1"/>
      <text:p text:style-name="P2">Boom, <text:s/>you are done. <text:s/></text:p>
      <text:p text:style-name="P2"/>
      <text:p text:style-name="P2">At this point in you reading you can fire off a comment about why I am wrong, but <text:span text:style-name="T1">remember </text:span><text:span text:style-name="T10">my use case</text:span><text:span text:style-name="T1">, </text:span><text:span text:style-name="T6">and perhaps read to the end.</text:span></text:p>
      <text:p text:style-name="P2"/>
      <text:p text:style-name="P3">If you want to bear with me I have some advice <text:span text:style-name="T10">a few details of</text:span> how to do it ( as in how I do it ).</text:p>
      <text:p text:style-name="P3"/>
      <text:p text:style-name="P3">Parameters are in their own file parametes.py. <text:s/>You need to create something that is basically a global</text:p>
      <text:p text:style-name="P3">singleton. <text:s/>There are a lot of way to do this and one thin<text:span text:style-name="T2">g</text:span> that makes this easy is you <text:span text:style-name="T8">that </text:span>are not trying</text:p>
      <text:p text:style-name="P16">to stop you user from doing something stupid: they are <text:span text:style-name="T8">assumed to be</text:span> trusted with the system. <text:s/><text:span text:style-name="T2">So, while is is fashionable to say “avoid </text:span><text:span text:style-name="T3">globals”</text:span><text:span text:style-name="T2">, <text:s/>note that the contents of a module are global </text:span><text:span text:style-name="T4">and we all use modules, all the time</text:span><text:span text:style-name="T2">. <text:s/>So import a module and use something in it, </text:span><text:span text:style-name="T3">the somethings are all global ( and not module global, but application global )</text:span><text:span text:style-name="T2">. </text:span></text:p>
      <text:p text:style-name="P16"/>
      <text:p text:style-name="P16"><text:span text:style-name="T2">In my case </text:span><text:span text:style-name="T3">in some part of my application:</text:span></text:p>
      <text:p text:style-name="P3"/>
      <text:p text:style-name="P6"><text:tab/>import parameters</text:p>
      <text:p text:style-name="P6"/>
      <text:p text:style-name="P6"><text:tab/># use a parameter later <text:span text:style-name="T4">in this </text:span><text:span text:style-name="T10">part of the application</text:span></text:p>
      <text:p text:style-name="P6"><text:tab/><text:span text:style-name="T4">set_screen_width (</text:span>parameters.PARAMETERS.qt_width <text:span text:style-name="T4">)</text:span></text:p>
      <text:p text:style-name="P3"/>
      <text:p text:style-name="P7">Before you go much farther lets read the code in parameters.py:</text:p>
      <text:p text:style-name="P7"/>
      <text:p text:style-name="P7">https://github.com/russ-hensel/python_opinions/blob/main/python_for_parameters/parameters.py</text:p>
      <text:p text:style-name="P7"/>
      <text:p text:style-name="P7">A few words about the code:</text:p>
      <text:list xml:id="list2645182883" text:style-name="L1">
        <text:list-header>
          <text:p text:style-name="P12"/>
        </text:list-header>
        <text:list-item>
          <text:p text:style-name="P15"><text:s/>I know you may not like my formatting, Blacken it if you wish. <text:s/>But as it is you should be able to read it. </text:p>
          <text:p text:style-name="P15"/>
        </text:list-item>
        <text:list-item>
          <text:p text:style-name="P15">Code is in <text:span text:style-name="T9">t</text:span>he order it is likely to be modified over time with the most likely modifications at the top. <text:s/>I know __init__ is usually at the top, <text:span text:style-name="T10">but here is probably will not need a modification.</text:span></text:p>
        </text:list-item>
      </text:list>
      <text:p text:style-name="P7"/>
      <text:p text:style-name="P7">What I see as benefits of this approach:</text:p>
      <text:p text:style-name="P7"/>
      <text:list xml:id="list2574273455" text:style-name="L2">
        <text:list-item>
          <text:p text:style-name="P13">Easy to have multiple mode for different purposes, or different computers. <text:s text:c="2"/><text:span text:style-name="T10">Very easy to change modes.</text:span></text:p>
          <text:p text:style-name="P13"/>
        </text:list-item>
        <text:list-item>
          <text:p text:style-name="P13">Dead simple to get back to defaults without loosing any customizations.</text:p>
          <text:p text:style-name="P13"/>
        </text:list-item>
        <text:list-item>
          <text:p text:style-name="P13"><text:soft-page-break/>No converting of strings in a config to some other object type. <text:span text:style-name="T10">Y</text:span>ou can have a parameter</text:p>
          <text:p text:style-name="P13">be of any type the parameters.py file can create.</text:p>
          <text:p text:style-name="P13"/>
        </text:list-item>
        <text:list-item>
          <text:p text:style-name="P13">Parameters are easy to search for in your code and track back to the parameter file.</text:p>
          <text:p text:style-name="P13"/>
        </text:list-item>
        <text:list-item>
          <text:p text:style-name="P13">If you get too clever it can be hard to figure out where the parameter <text:span text:style-name="T10">values</text:span> ended up, but just print( parameters.PARAMETERS ) or display to the user, or whatever.</text:p>
          <text:p text:style-name="P13"/>
        </text:list-item>
        <text:list-item>
          <text:p text:style-name="P13">Add additional tricks, I <text:span text:style-name="T9">often </text:span>detect the os type and computer name and add some tweaks based on that.</text:p>
          <text:p text:style-name="P13"/>
        </text:list-item>
        <text:list-item>
          <text:p text:style-name="P13">If you need to convert to some other config/ini file <text:span text:style-name="T9">format </text:span><text:span text:style-name="T10">at a later date</text:span><text:span text:style-name="T9"> </text:span>just do the work in parametes.py and BING you are done no other code need be touched. <text:s/>Because of this I think you can consider using any other method of configuration as a “Premature Optimization”.</text:p>
        </text:list-item>
      </text:list>
      <text:p text:style-name="P7"/>
      <text:p text:style-name="P7">Now if you have read this far, and looked at the code <text:span text:style-name="T9">you can go on to </text:span>tell my why I am wrong. ( or tell me how I might even refine this approach.<text:span text:style-name="T9">)</text:span></text:p>
      <text:p text:style-name="P7"/>
      <text:p text:style-name="P10">First comment:</text:p>
      <text:p text:style-name="P10"/>
      <text:p text:style-name="P11">Using Python as a configuration format is highly beneficial in environments where:</text:p>
      <text:list xml:id="list468432232" text:style-name="L3">
        <text:list-item>
          <text:p text:style-name="P18"><text:span text:style-name="Strong_20_Emphasis">The user is trusted</text:span> and proficient in Python.</text:p>
        </text:list-item>
        <text:list-item>
          <text:p text:style-name="P18">The application requires <text:span text:style-name="Strong_20_Emphasis">dynamic configurations</text:span> or complex data structures.</text:p>
        </text:list-item>
        <text:list-item>
          <text:p text:style-name="P18"><text:span text:style-name="Strong_20_Emphasis">Rapid development and prototyping</text:span> are priorities.</text:p>
        </text:list-item>
        <text:list-item>
          <text:p text:style-name="P17">Interoperability with other systems or users is not a critical concern.</text:p>
        </text:list-item>
      </text:list>
      <text:p text:style-name="Text_20_body">This approach excels in <text:span text:style-name="Strong_20_Emphasis">developer-centric workflows</text:span>, offering unparalleled flexibility and power at the cost of security and portability.</text:p>
      <text:p text:style-name="P10">So says the mighty ChatGPT <text:s/>( It also lists reasons for not doing this, I leave those comments to others. )</text:p>
      <text:p text:style-name="P7"/>
      <text:p text:style-name="P8"><text:s/></text:p>
      <text:p text:style-name="P8"/>
      <text:p text:style-name="P8"/>
      <text:p text:style-name="P5"><text:s/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08:10:50.540306124</meta:creation-date>
    <dc:date>2024-12-06T16:29:37.014502689</dc:date>
    <meta:editing-duration>PT5H47M52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2" meta:paragraph-count="45" meta:word-count="673" meta:character-count="3658" meta:non-whitespace-character-count="3015"/>
  </office:meta>
</office:document-meta>
</file>